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face style:name="DejaVu Sans1" svg:font-family="'DejaVu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791d7"/>
    </style:style>
    <style:style style:name="P2" style:family="paragraph" style:parent-style-name="Standard">
      <style:text-properties officeooo:paragraph-rsid="00086b61"/>
    </style:style>
    <style:style style:name="P3" style:family="paragraph" style:parent-style-name="Standard">
      <style:text-properties officeooo:paragraph-rsid="000d335f"/>
    </style:style>
    <style:style style:name="P4" style:family="paragraph" style:parent-style-name="Standard">
      <style:text-properties officeooo:paragraph-rsid="000d3745"/>
    </style:style>
    <style:style style:name="P5" style:family="paragraph" style:parent-style-name="Standard">
      <style:text-properties officeooo:paragraph-rsid="0010def7"/>
    </style:style>
    <style:style style:name="P6" style:family="paragraph" style:parent-style-name="Standard">
      <style:text-properties officeooo:paragraph-rsid="00125c82"/>
    </style:style>
    <style:style style:name="P7" style:family="paragraph" style:parent-style-name="Standard">
      <style:text-properties officeooo:paragraph-rsid="0013810e"/>
    </style:style>
    <style:style style:name="P8" style:family="paragraph" style:parent-style-name="Standard">
      <style:text-properties officeooo:paragraph-rsid="0015054a"/>
    </style:style>
    <style:style style:name="P9" style:family="paragraph" style:parent-style-name="Standard">
      <style:text-properties officeooo:paragraph-rsid="00161adc"/>
    </style:style>
    <style:style style:name="P10" style:family="paragraph" style:parent-style-name="Standard">
      <style:text-properties officeooo:paragraph-rsid="00173061"/>
    </style:style>
    <style:style style:name="P11" style:family="paragraph" style:parent-style-name="Standard">
      <style:text-properties officeooo:paragraph-rsid="001a1591"/>
    </style:style>
    <style:style style:name="P12" style:family="paragraph" style:parent-style-name="Standard">
      <style:text-properties officeooo:paragraph-rsid="001acdb7"/>
    </style:style>
    <style:style style:name="P13" style:family="paragraph" style:parent-style-name="Standard">
      <style:text-properties officeooo:paragraph-rsid="001c0f43"/>
    </style:style>
    <style:style style:name="P14" style:family="paragraph" style:parent-style-name="Standard">
      <style:text-properties officeooo:paragraph-rsid="001c33bf"/>
    </style:style>
    <style:style style:name="P15" style:family="paragraph" style:parent-style-name="Standard">
      <style:text-properties officeooo:paragraph-rsid="001dbaa4"/>
    </style:style>
    <style:style style:name="P16" style:family="paragraph" style:parent-style-name="Standard">
      <style:text-properties officeooo:paragraph-rsid="001ed224"/>
    </style:style>
    <style:style style:name="P17" style:family="paragraph" style:parent-style-name="Standard">
      <style:text-properties officeooo:paragraph-rsid="0020de53"/>
    </style:style>
    <style:style style:name="P18" style:family="paragraph" style:parent-style-name="Standard">
      <style:text-properties officeooo:rsid="00072ce5" officeooo:paragraph-rsid="00072ce5"/>
    </style:style>
    <style:style style:name="P19" style:family="paragraph" style:parent-style-name="Standard">
      <style:text-properties officeooo:rsid="000791d7" officeooo:paragraph-rsid="000791d7"/>
    </style:style>
    <style:style style:name="P20" style:family="paragraph" style:parent-style-name="Standard">
      <style:text-properties officeooo:rsid="000791d7" officeooo:paragraph-rsid="00086b61"/>
    </style:style>
    <style:style style:name="P21" style:family="paragraph" style:parent-style-name="Standard">
      <style:text-properties officeooo:rsid="000791d7" officeooo:paragraph-rsid="000d335f"/>
    </style:style>
    <style:style style:name="P22" style:family="paragraph" style:parent-style-name="Standard">
      <style:text-properties officeooo:rsid="000791d7" officeooo:paragraph-rsid="000d3745"/>
    </style:style>
    <style:style style:name="P23" style:family="paragraph" style:parent-style-name="Standard">
      <style:text-properties officeooo:rsid="000791d7" officeooo:paragraph-rsid="00442f12"/>
    </style:style>
    <style:style style:name="P24" style:family="paragraph" style:parent-style-name="Standard">
      <style:text-properties officeooo:rsid="000791d7" officeooo:paragraph-rsid="004a5d66"/>
    </style:style>
    <style:style style:name="P25" style:family="paragraph" style:parent-style-name="Standard">
      <style:text-properties officeooo:rsid="000791d7" officeooo:paragraph-rsid="004c3ff7"/>
    </style:style>
    <style:style style:name="P26" style:family="paragraph" style:parent-style-name="Standard">
      <style:text-properties officeooo:rsid="000791d7" officeooo:paragraph-rsid="004df95c"/>
    </style:style>
    <style:style style:name="P27" style:family="paragraph" style:parent-style-name="Standard">
      <style:text-properties officeooo:rsid="000791d7" officeooo:paragraph-rsid="004f8a0e"/>
    </style:style>
    <style:style style:name="P28" style:family="paragraph" style:parent-style-name="Standard">
      <style:text-properties officeooo:rsid="000791d7" officeooo:paragraph-rsid="0055c9e9"/>
    </style:style>
    <style:style style:name="P29" style:family="paragraph" style:parent-style-name="Standard">
      <style:text-properties officeooo:rsid="000a738f" officeooo:paragraph-rsid="00086b61"/>
    </style:style>
    <style:style style:name="P30" style:family="paragraph" style:parent-style-name="Standard">
      <style:text-properties officeooo:rsid="00086b61" officeooo:paragraph-rsid="000791d7"/>
    </style:style>
    <style:style style:name="P31" style:family="paragraph" style:parent-style-name="Standard">
      <style:text-properties officeooo:rsid="00086b61" officeooo:paragraph-rsid="000d3745"/>
    </style:style>
    <style:style style:name="P32" style:family="paragraph" style:parent-style-name="Standard">
      <style:text-properties officeooo:rsid="000c82c0" officeooo:paragraph-rsid="000791d7"/>
    </style:style>
    <style:style style:name="P33" style:family="paragraph" style:parent-style-name="Standard">
      <style:text-properties officeooo:rsid="000ce154" officeooo:paragraph-rsid="000791d7"/>
    </style:style>
    <style:style style:name="P34" style:family="paragraph" style:parent-style-name="Standard">
      <style:text-properties officeooo:rsid="000d335f" officeooo:paragraph-rsid="000d335f"/>
    </style:style>
    <style:style style:name="P35" style:family="paragraph" style:parent-style-name="Standard">
      <style:text-properties officeooo:rsid="000d3745" officeooo:paragraph-rsid="000d335f"/>
    </style:style>
    <style:style style:name="P36" style:family="paragraph" style:parent-style-name="Standard">
      <style:text-properties officeooo:rsid="000e2cd7" officeooo:paragraph-rsid="000e2cd7"/>
    </style:style>
    <style:style style:name="P37" style:family="paragraph" style:parent-style-name="Standard">
      <style:text-properties officeooo:rsid="000f8ad2" officeooo:paragraph-rsid="000f8ad2"/>
    </style:style>
    <style:style style:name="P38" style:family="paragraph" style:parent-style-name="Standard">
      <style:text-properties officeooo:rsid="00125c82" officeooo:paragraph-rsid="00125c82"/>
    </style:style>
    <style:style style:name="P39" style:family="paragraph" style:parent-style-name="Standard">
      <style:text-properties officeooo:rsid="00125c82" officeooo:paragraph-rsid="00173061"/>
    </style:style>
    <style:style style:name="P40" style:family="paragraph" style:parent-style-name="Standard">
      <style:text-properties officeooo:rsid="0015054a" officeooo:paragraph-rsid="0015054a"/>
    </style:style>
    <style:style style:name="P41" style:family="paragraph" style:parent-style-name="Standard">
      <style:text-properties officeooo:rsid="0010def7" officeooo:paragraph-rsid="0010def7"/>
    </style:style>
    <style:style style:name="P42" style:family="paragraph" style:parent-style-name="Standard">
      <style:text-properties officeooo:rsid="0013810e" officeooo:paragraph-rsid="0013810e"/>
    </style:style>
    <style:style style:name="P43" style:family="paragraph" style:parent-style-name="Standard">
      <style:text-properties officeooo:rsid="00161adc" officeooo:paragraph-rsid="00161adc"/>
    </style:style>
    <style:style style:name="P44" style:family="paragraph" style:parent-style-name="Standard">
      <style:text-properties officeooo:rsid="00173061" officeooo:paragraph-rsid="00173061"/>
    </style:style>
    <style:style style:name="P45" style:family="paragraph" style:parent-style-name="Standard">
      <style:text-properties officeooo:rsid="00173061" officeooo:paragraph-rsid="001acdb7"/>
    </style:style>
    <style:style style:name="P46" style:family="paragraph" style:parent-style-name="Standard">
      <style:text-properties officeooo:rsid="00173061" officeooo:paragraph-rsid="001c0f43"/>
    </style:style>
    <style:style style:name="P47" style:family="paragraph" style:parent-style-name="Standard">
      <style:text-properties officeooo:rsid="0018950b" officeooo:paragraph-rsid="0018950b"/>
    </style:style>
    <style:style style:name="P48" style:family="paragraph" style:parent-style-name="Standard">
      <style:text-properties officeooo:rsid="001a1591" officeooo:paragraph-rsid="001a1591"/>
    </style:style>
    <style:style style:name="P49" style:family="paragraph" style:parent-style-name="Standard">
      <style:text-properties officeooo:rsid="001acdb7" officeooo:paragraph-rsid="001acdb7"/>
    </style:style>
    <style:style style:name="P50" style:family="paragraph" style:parent-style-name="Standard">
      <style:text-properties officeooo:rsid="001c33bf" officeooo:paragraph-rsid="001c33bf"/>
    </style:style>
    <style:style style:name="P51" style:family="paragraph" style:parent-style-name="Standard">
      <style:text-properties officeooo:rsid="001dbaa4" officeooo:paragraph-rsid="001dbaa4"/>
    </style:style>
    <style:style style:name="P52" style:family="paragraph" style:parent-style-name="Standard">
      <style:text-properties officeooo:rsid="001ed224" officeooo:paragraph-rsid="001ed224"/>
    </style:style>
    <style:style style:name="P53" style:family="paragraph" style:parent-style-name="Standard">
      <style:text-properties officeooo:rsid="002051eb" officeooo:paragraph-rsid="001ed224"/>
    </style:style>
    <style:style style:name="P54" style:family="paragraph" style:parent-style-name="Standard">
      <style:text-properties officeooo:rsid="0020de53" officeooo:paragraph-rsid="0020de53"/>
    </style:style>
    <style:style style:name="P55" style:family="paragraph" style:parent-style-name="Standard">
      <style:text-properties officeooo:rsid="0020de53" officeooo:paragraph-rsid="002342b5"/>
    </style:style>
    <style:style style:name="P56" style:family="paragraph" style:parent-style-name="Standard">
      <style:text-properties officeooo:rsid="0020de53" officeooo:paragraph-rsid="0025a110"/>
    </style:style>
    <style:style style:name="P57" style:family="paragraph" style:parent-style-name="Standard">
      <style:text-properties officeooo:rsid="0020de53" officeooo:paragraph-rsid="002ae993"/>
    </style:style>
    <style:style style:name="P58" style:family="paragraph" style:parent-style-name="Standard">
      <style:text-properties officeooo:rsid="0020de53" officeooo:paragraph-rsid="002cc1ef"/>
    </style:style>
    <style:style style:name="P59" style:family="paragraph" style:parent-style-name="Standard">
      <style:text-properties officeooo:rsid="0020de53" officeooo:paragraph-rsid="0031b237"/>
    </style:style>
    <style:style style:name="P60" style:family="paragraph" style:parent-style-name="Standard">
      <style:text-properties officeooo:rsid="0020de53" officeooo:paragraph-rsid="00325963"/>
    </style:style>
    <style:style style:name="P61" style:family="paragraph" style:parent-style-name="Standard">
      <style:text-properties officeooo:rsid="0020de53" officeooo:paragraph-rsid="0034060d"/>
    </style:style>
    <style:style style:name="P62" style:family="paragraph" style:parent-style-name="Standard">
      <style:text-properties officeooo:rsid="0020de53" officeooo:paragraph-rsid="00356f08"/>
    </style:style>
    <style:style style:name="P63" style:family="paragraph" style:parent-style-name="Standard">
      <style:text-properties officeooo:rsid="0020de53" officeooo:paragraph-rsid="003728a1"/>
    </style:style>
    <style:style style:name="P64" style:family="paragraph" style:parent-style-name="Standard">
      <style:text-properties officeooo:rsid="0020de53" officeooo:paragraph-rsid="0037d294"/>
    </style:style>
    <style:style style:name="P65" style:family="paragraph" style:parent-style-name="Standard">
      <style:text-properties officeooo:rsid="0020de53" officeooo:paragraph-rsid="00394706"/>
    </style:style>
    <style:style style:name="P66" style:family="paragraph" style:parent-style-name="Standard">
      <style:text-properties officeooo:rsid="0020de53" officeooo:paragraph-rsid="0039f8be"/>
    </style:style>
    <style:style style:name="P67" style:family="paragraph" style:parent-style-name="Standard">
      <style:text-properties officeooo:rsid="0020de53" officeooo:paragraph-rsid="003bd1f7"/>
    </style:style>
    <style:style style:name="P68" style:family="paragraph" style:parent-style-name="Standard">
      <style:text-properties officeooo:rsid="0020de53" officeooo:paragraph-rsid="003c301f"/>
    </style:style>
    <style:style style:name="P69" style:family="paragraph" style:parent-style-name="Standard">
      <style:text-properties officeooo:rsid="0020de53" officeooo:paragraph-rsid="003db87f"/>
    </style:style>
    <style:style style:name="P70" style:family="paragraph" style:parent-style-name="Standard">
      <style:text-properties officeooo:rsid="0020de53" officeooo:paragraph-rsid="003e41cc"/>
    </style:style>
    <style:style style:name="P71" style:family="paragraph" style:parent-style-name="Standard">
      <style:text-properties officeooo:rsid="0020de53" officeooo:paragraph-rsid="004019ac"/>
    </style:style>
    <style:style style:name="P72" style:family="paragraph" style:parent-style-name="Standard">
      <style:text-properties officeooo:rsid="0020de53" officeooo:paragraph-rsid="0040d8b4"/>
    </style:style>
    <style:style style:name="P73" style:family="paragraph" style:parent-style-name="Standard">
      <style:text-properties officeooo:rsid="0020de53" officeooo:paragraph-rsid="004106db"/>
    </style:style>
    <style:style style:name="P74" style:family="paragraph" style:parent-style-name="Standard">
      <style:text-properties officeooo:rsid="0020de53" officeooo:paragraph-rsid="004121ae"/>
    </style:style>
    <style:style style:name="P75" style:family="paragraph" style:parent-style-name="Standard">
      <style:text-properties officeooo:rsid="0020de53" officeooo:paragraph-rsid="004288af"/>
    </style:style>
    <style:style style:name="P76" style:family="paragraph" style:parent-style-name="Standard">
      <style:text-properties officeooo:rsid="0020de53" officeooo:paragraph-rsid="0042c936"/>
    </style:style>
    <style:style style:name="P77" style:family="paragraph" style:parent-style-name="Standard">
      <style:text-properties officeooo:rsid="0020de53" officeooo:paragraph-rsid="0042d40d"/>
    </style:style>
    <style:style style:name="P78" style:family="paragraph" style:parent-style-name="Standard">
      <style:text-properties officeooo:rsid="0020de53" officeooo:paragraph-rsid="0047e016"/>
    </style:style>
    <style:style style:name="P79" style:family="paragraph" style:parent-style-name="Standard">
      <style:text-properties officeooo:rsid="00212256" officeooo:paragraph-rsid="00212256"/>
    </style:style>
    <style:style style:name="P80" style:family="paragraph" style:parent-style-name="Standard">
      <style:text-properties officeooo:paragraph-rsid="00212256"/>
    </style:style>
    <style:style style:name="P81" style:family="paragraph" style:parent-style-name="Standard">
      <style:text-properties officeooo:paragraph-rsid="002342b5"/>
    </style:style>
    <style:style style:name="P82" style:family="paragraph" style:parent-style-name="Standard">
      <style:text-properties officeooo:rsid="000791d7" officeooo:paragraph-rsid="00442f12" fo:background-color="#ffff00"/>
    </style:style>
    <style:style style:name="P83" style:family="paragraph" style:parent-style-name="Standard">
      <style:text-properties officeooo:rsid="000d335f" officeooo:paragraph-rsid="000d335f" fo:background-color="#ffff00"/>
    </style:style>
    <style:style style:name="P84" style:family="paragraph" style:parent-style-name="Standard">
      <style:text-properties officeooo:rsid="0020de53" officeooo:paragraph-rsid="004121ae" fo:background-color="#ffff00"/>
    </style:style>
    <style:style style:name="P85" style:family="paragraph" style:parent-style-name="Standard">
      <style:text-properties officeooo:rsid="0020de53" officeooo:paragraph-rsid="004288af" fo:background-color="#ffff00"/>
    </style:style>
    <style:style style:name="P86" style:family="paragraph" style:parent-style-name="Standard">
      <style:text-properties officeooo:rsid="0020de53" officeooo:paragraph-rsid="0042c936" fo:background-color="#ffff00"/>
    </style:style>
    <style:style style:name="P87" style:family="paragraph" style:parent-style-name="Standard">
      <style:text-properties officeooo:rsid="000791d7" officeooo:paragraph-rsid="00442f12" fo:background-color="#ff0000"/>
    </style:style>
    <style:style style:name="P88" style:family="paragraph" style:parent-style-name="Standard">
      <style:text-properties officeooo:rsid="0020de53" officeooo:paragraph-rsid="003e41cc" fo:background-color="#ff0000"/>
    </style:style>
    <style:style style:name="P89" style:family="paragraph" style:parent-style-name="Standard">
      <style:text-properties officeooo:rsid="000791d7" officeooo:paragraph-rsid="00442f12" fo:background-color="#ff00ff"/>
    </style:style>
    <style:style style:name="T1" style:family="text">
      <style:text-properties officeooo:rsid="000791d7"/>
    </style:style>
    <style:style style:name="T2" style:family="text">
      <style:text-properties officeooo:rsid="00086b61"/>
    </style:style>
    <style:style style:name="T3" style:family="text">
      <style:text-properties officeooo:rsid="00091628"/>
    </style:style>
    <style:style style:name="T4" style:family="text">
      <style:text-properties officeooo:rsid="000b2861"/>
    </style:style>
    <style:style style:name="T5" style:family="text">
      <style:text-properties officeooo:rsid="000c82c0"/>
    </style:style>
    <style:style style:name="T6" style:family="text">
      <style:text-properties officeooo:rsid="000ce154"/>
    </style:style>
    <style:style style:name="T7" style:family="text">
      <style:text-properties officeooo:rsid="000d335f"/>
    </style:style>
    <style:style style:name="T8" style:family="text">
      <style:text-properties officeooo:rsid="000d3745"/>
    </style:style>
    <style:style style:name="T9" style:family="text">
      <style:text-properties officeooo:rsid="0010def7"/>
    </style:style>
    <style:style style:name="T10" style:family="text">
      <style:text-properties officeooo:rsid="001239e8"/>
    </style:style>
    <style:style style:name="T11" style:family="text">
      <style:text-properties officeooo:rsid="00125c82"/>
    </style:style>
    <style:style style:name="T12" style:family="text">
      <style:text-properties officeooo:rsid="0013810e"/>
    </style:style>
    <style:style style:name="T13" style:family="text">
      <style:text-properties officeooo:rsid="0015054a"/>
    </style:style>
    <style:style style:name="T14" style:family="text">
      <style:text-properties officeooo:rsid="00161adc"/>
    </style:style>
    <style:style style:name="T15" style:family="text">
      <style:text-properties officeooo:rsid="00173061"/>
    </style:style>
    <style:style style:name="T16" style:family="text">
      <style:text-properties officeooo:rsid="0018950b"/>
    </style:style>
    <style:style style:name="T17" style:family="text">
      <style:text-properties officeooo:rsid="001a1591"/>
    </style:style>
    <style:style style:name="T18" style:family="text">
      <style:text-properties officeooo:rsid="001acdb7"/>
    </style:style>
    <style:style style:name="T19" style:family="text">
      <style:text-properties officeooo:rsid="001c0f43"/>
    </style:style>
    <style:style style:name="T20" style:family="text">
      <style:text-properties officeooo:rsid="001c33bf"/>
    </style:style>
    <style:style style:name="T21" style:family="text">
      <style:text-properties officeooo:rsid="001d3099"/>
    </style:style>
    <style:style style:name="T22" style:family="text">
      <style:text-properties officeooo:rsid="001dbaa4"/>
    </style:style>
    <style:style style:name="T23" style:family="text">
      <style:text-properties officeooo:rsid="001f9026"/>
    </style:style>
    <style:style style:name="T24" style:family="text">
      <style:text-properties officeooo:rsid="002051eb"/>
    </style:style>
    <style:style style:name="T25" style:family="text">
      <style:text-properties officeooo:rsid="0020de53"/>
    </style:style>
    <style:style style:name="T26" style:family="text">
      <style:text-properties officeooo:rsid="00212256"/>
    </style:style>
    <style:style style:name="T27" style:family="text">
      <style:text-properties officeooo:rsid="00215e03"/>
    </style:style>
    <style:style style:name="T28" style:family="text">
      <style:text-properties officeooo:rsid="002342b5"/>
    </style:style>
    <style:style style:name="T29" style:family="text">
      <style:text-properties officeooo:rsid="0025a110"/>
    </style:style>
    <style:style style:name="T30" style:family="text">
      <style:text-properties officeooo:rsid="0025b125"/>
    </style:style>
    <style:style style:name="T31" style:family="text">
      <style:text-properties officeooo:rsid="00273ab5"/>
    </style:style>
    <style:style style:name="T32" style:family="text">
      <style:text-properties officeooo:rsid="00292c97"/>
    </style:style>
    <style:style style:name="T33" style:family="text">
      <style:text-properties officeooo:rsid="002ae993"/>
    </style:style>
    <style:style style:name="T34" style:family="text">
      <style:text-properties officeooo:rsid="002cc1ef"/>
    </style:style>
    <style:style style:name="T35" style:family="text">
      <style:text-properties officeooo:rsid="002e3d30"/>
    </style:style>
    <style:style style:name="T36" style:family="text">
      <style:text-properties officeooo:rsid="002f6a40"/>
    </style:style>
    <style:style style:name="T37" style:family="text">
      <style:text-properties officeooo:rsid="0030f585"/>
    </style:style>
    <style:style style:name="T38" style:family="text">
      <style:text-properties officeooo:rsid="0031b237"/>
    </style:style>
    <style:style style:name="T39" style:family="text">
      <style:text-properties officeooo:rsid="00325963"/>
    </style:style>
    <style:style style:name="T40" style:family="text">
      <style:text-properties officeooo:rsid="0034060d"/>
    </style:style>
    <style:style style:name="T41" style:family="text">
      <style:text-properties officeooo:rsid="00356aee"/>
    </style:style>
    <style:style style:name="T42" style:family="text">
      <style:text-properties officeooo:rsid="00356f08"/>
    </style:style>
    <style:style style:name="T43" style:family="text">
      <style:text-properties officeooo:rsid="003728a1"/>
    </style:style>
    <style:style style:name="T44" style:family="text">
      <style:text-properties officeooo:rsid="0037d294"/>
    </style:style>
    <style:style style:name="T45" style:family="text">
      <style:text-properties officeooo:rsid="00394706"/>
    </style:style>
    <style:style style:name="T46" style:family="text">
      <style:text-properties officeooo:rsid="0039f8be"/>
    </style:style>
    <style:style style:name="T47" style:family="text">
      <style:text-properties officeooo:rsid="003bd1f7"/>
    </style:style>
    <style:style style:name="T48" style:family="text">
      <style:text-properties officeooo:rsid="003c301f"/>
    </style:style>
    <style:style style:name="T49" style:family="text">
      <style:text-properties officeooo:rsid="003db87f"/>
    </style:style>
    <style:style style:name="T50" style:family="text">
      <style:text-properties officeooo:rsid="003e41cc"/>
    </style:style>
    <style:style style:name="T51" style:family="text">
      <style:text-properties officeooo:rsid="004019ac"/>
    </style:style>
    <style:style style:name="T52" style:family="text">
      <style:text-properties officeooo:rsid="0040d8b4"/>
    </style:style>
    <style:style style:name="T53" style:family="text">
      <style:text-properties officeooo:rsid="004106db"/>
    </style:style>
    <style:style style:name="T54" style:family="text">
      <style:text-properties officeooo:rsid="004121ae"/>
    </style:style>
    <style:style style:name="T55" style:family="text">
      <style:text-properties officeooo:rsid="004288af"/>
    </style:style>
    <style:style style:name="T56" style:family="text">
      <style:text-properties officeooo:rsid="0042c936"/>
    </style:style>
    <style:style style:name="T57" style:family="text">
      <style:text-properties officeooo:rsid="0042d40d"/>
    </style:style>
    <style:style style:name="T58" style:family="text">
      <style:text-properties officeooo:rsid="00442f12"/>
    </style:style>
    <style:style style:name="T59" style:family="text">
      <style:text-properties fo:background-color="#00ff00"/>
    </style:style>
    <style:style style:name="T60" style:family="text">
      <style:text-properties officeooo:rsid="0042d40d" fo:background-color="#00ff00"/>
    </style:style>
    <style:style style:name="T61" style:family="text">
      <style:text-properties officeooo:rsid="004a5d66" fo:background-color="#00ff00"/>
    </style:style>
    <style:style style:name="T62" style:family="text">
      <style:text-properties officeooo:rsid="00442f12" fo:background-color="#00ff00"/>
    </style:style>
    <style:style style:name="T63" style:family="text">
      <style:text-properties fo:background-color="#ff00ff"/>
    </style:style>
    <style:style style:name="T64" style:family="text">
      <style:text-properties officeooo:rsid="000a738f" fo:background-color="#ff00ff"/>
    </style:style>
    <style:style style:name="T65" style:family="text">
      <style:text-properties officeooo:rsid="000c82c0" fo:background-color="#ff00ff"/>
    </style:style>
    <style:style style:name="T66" style:family="text">
      <style:text-properties officeooo:rsid="00086b61" fo:background-color="#ff00ff"/>
    </style:style>
    <style:style style:name="T67" style:family="text">
      <style:text-properties officeooo:rsid="000d3745" fo:background-color="#ff00ff"/>
    </style:style>
    <style:style style:name="T68" style:family="text">
      <style:text-properties officeooo:rsid="000791d7" fo:background-color="#ff00ff"/>
    </style:style>
    <style:style style:name="T69" style:family="text">
      <style:text-properties officeooo:rsid="002342b5" fo:background-color="#ff00ff"/>
    </style:style>
    <style:style style:name="T70" style:family="text">
      <style:text-properties fo:background-color="#ff0000"/>
    </style:style>
    <style:style style:name="T71" style:family="text">
      <style:text-properties officeooo:rsid="000c82c0" fo:background-color="#ff0000"/>
    </style:style>
    <style:style style:name="T72" style:family="text">
      <style:text-properties officeooo:rsid="00086b61" fo:background-color="#ff0000"/>
    </style:style>
    <style:style style:name="T73" style:family="text">
      <style:text-properties officeooo:rsid="000ce154" fo:background-color="#ff0000"/>
    </style:style>
    <style:style style:name="T74" style:family="text">
      <style:text-properties officeooo:rsid="000d3745" fo:background-color="#ff0000"/>
    </style:style>
    <style:style style:name="T75" style:family="text">
      <style:text-properties officeooo:rsid="000791d7" fo:background-color="#ff0000"/>
    </style:style>
    <style:style style:name="T76" style:family="text">
      <style:text-properties officeooo:rsid="00161adc" fo:background-color="#ff0000"/>
    </style:style>
    <style:style style:name="T77" style:family="text">
      <style:text-properties officeooo:rsid="00125c82" fo:background-color="#ff0000"/>
    </style:style>
    <style:style style:name="T78" style:family="text">
      <style:text-properties officeooo:rsid="001c0f43" fo:background-color="#ff0000"/>
    </style:style>
    <style:style style:name="T79" style:family="text">
      <style:text-properties officeooo:rsid="001acdb7" fo:background-color="#ff0000"/>
    </style:style>
    <style:style style:name="T80" style:family="text">
      <style:text-properties officeooo:rsid="001c33bf" fo:background-color="#ff0000"/>
    </style:style>
    <style:style style:name="T81" style:family="text">
      <style:text-properties officeooo:rsid="002342b5" fo:background-color="#ff0000"/>
    </style:style>
    <style:style style:name="T82" style:family="text">
      <style:text-properties officeooo:rsid="00273ab5" fo:background-color="#ff0000"/>
    </style:style>
    <style:style style:name="T83" style:family="text">
      <style:text-properties officeooo:rsid="002cc1ef" fo:background-color="#ff0000"/>
    </style:style>
    <style:style style:name="T84" style:family="text">
      <style:text-properties officeooo:rsid="00325963" fo:background-color="#ff0000"/>
    </style:style>
    <style:style style:name="T85" style:family="text">
      <style:text-properties officeooo:rsid="003728a1" fo:background-color="#ff0000"/>
    </style:style>
    <style:style style:name="T86" style:family="text">
      <style:text-properties officeooo:rsid="0039f8be" fo:background-color="#ff0000"/>
    </style:style>
    <style:style style:name="T87" style:family="text">
      <style:text-properties officeooo:rsid="003e41cc" fo:background-color="#ff0000"/>
    </style:style>
    <style:style style:name="T88" style:family="text">
      <style:text-properties officeooo:rsid="004019ac" fo:background-color="#ff0000"/>
    </style:style>
    <style:style style:name="T89" style:family="text">
      <style:text-properties officeooo:rsid="0040d8b4" fo:background-color="#ff0000"/>
    </style:style>
    <style:style style:name="T90" style:family="text">
      <style:text-properties officeooo:rsid="004121ae" fo:background-color="#ff0000"/>
    </style:style>
    <style:style style:name="T91" style:family="text">
      <style:text-properties fo:background-color="#ffff00"/>
    </style:style>
    <style:style style:name="T92" style:family="text">
      <style:text-properties officeooo:rsid="00091628" fo:background-color="#ffff00"/>
    </style:style>
    <style:style style:name="T93" style:family="text">
      <style:text-properties officeooo:rsid="000d335f" fo:background-color="#ffff00"/>
    </style:style>
    <style:style style:name="T94" style:family="text">
      <style:text-properties officeooo:rsid="000d3745" fo:background-color="#ffff00"/>
    </style:style>
    <style:style style:name="T95" style:family="text">
      <style:text-properties officeooo:rsid="004019ac" fo:background-color="#ffff00"/>
    </style:style>
    <style:style style:name="T96" style:family="text">
      <style:text-properties officeooo:rsid="0040d8b4" fo:background-color="#ffff00"/>
    </style:style>
    <style:style style:name="T97" style:family="text">
      <style:text-properties officeooo:rsid="004106db" fo:background-color="#ffff00"/>
    </style:style>
    <style:style style:name="T98" style:family="text">
      <style:text-properties officeooo:rsid="004121ae" fo:background-color="#ffff00"/>
    </style:style>
    <style:style style:name="T99" style:family="text">
      <style:text-properties officeooo:rsid="004288af" fo:background-color="#ffff00"/>
    </style:style>
    <style:style style:name="T100" style:family="text">
      <style:text-properties officeooo:rsid="0042c936" fo:background-color="#ffff00"/>
    </style:style>
    <style:style style:name="T101" style:family="text">
      <style:text-properties officeooo:rsid="0042d40d" fo:background-color="#ffff00"/>
    </style:style>
    <style:style style:name="T102" style:family="text">
      <style:text-properties officeooo:rsid="0047e016" fo:background-color="#ffff00"/>
    </style:style>
    <style:style style:name="T103" style:family="text">
      <style:text-properties officeooo:rsid="0047e016"/>
    </style:style>
    <style:style style:name="T104" style:family="text">
      <style:text-properties officeooo:rsid="004a5d66"/>
    </style:style>
    <style:style style:name="T105" style:family="text">
      <style:text-properties officeooo:rsid="004c3ff7"/>
    </style:style>
    <style:style style:name="T106" style:family="text">
      <style:text-properties officeooo:rsid="004d3694"/>
    </style:style>
    <style:style style:name="T107" style:family="text">
      <style:text-properties officeooo:rsid="004df95c"/>
    </style:style>
    <style:style style:name="T108" style:family="text">
      <style:text-properties officeooo:rsid="004f8a0e"/>
    </style:style>
    <style:style style:name="T109" style:family="text">
      <style:text-properties officeooo:rsid="0050ecc7"/>
    </style:style>
    <style:style style:name="T110" style:family="text">
      <style:text-properties officeooo:rsid="0052d5dd"/>
    </style:style>
    <style:style style:name="T111" style:family="text">
      <style:text-properties officeooo:rsid="0053e14c"/>
    </style:style>
    <style:style style:name="T112" style:family="text">
      <style:text-properties officeooo:rsid="0055c9e9"/>
    </style:style>
    <style:style style:name="T113" style:family="text">
      <style:text-properties officeooo:rsid="00579f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ame play :</text:p>
      <text:p text:style-name="P18">Le jeux est en 2D. Nous utilisons une vue du dessus.</text:p>
      <text:p text:style-name="P18">Mode de jeux :</text:p>
      <text:p text:style-name="P18"><text:s/>-Normal : Le joueur apparaît au centre de l'écran de jeux et des vagues d'ennemis apparaissent autour de lui pour l'attaquer.</text:p>
      <text:p text:style-name="P18">Plusieurs possibilités s'offrent :</text:p>
      <text:p text:style-name="P18"><text:s/>-soit le joueur tue tous les ennemis et ensuite la prochaine vague apparaît.</text:p>
      <text:p text:style-name="P18">-soit les vague apparaissent à une fréquence donnée.</text:p>
      <text:p text:style-name="P18"/>
      <text:p text:style-name="P1"><text:span text:style-name="T1">Nous pourrions faire une </text:span><text:span text:style-name="T4">apparition</text:span><text:span text:style-name="T1"> dynamique des ennemis. C'est à dire, que si le joueur tue facilement les ennemis, on </text:span><text:span text:style-name="T4">envoi</text:span><text:span text:style-name="T1"> plus d'ennemi plus augmenter la difficulté et lorsque le joueur est débordé on arrête et on lui donne des bonus.</text:span></text:p>
      <text:p text:style-name="P19"/>
      <text:p text:style-name="P19">Le joueur est un cercle. Pourquoi un cercle ? Parce que c'est facile à afficher avec sf::Shape et c'est facile de détecter les collisions. Les ennemis sont des cercle aussi ainsi que les projectiles.</text:p>
      <text:p text:style-name="P19"/>
      <text:p text:style-name="P24"><text:span text:style-name="T104">Collisions</text:span></text:p>
      <text:p text:style-name="P24"><text:span text:style-name="T104">Les collisions dépendent du type d'objets qui est en interaction.</text:span></text:p>
      <text:p text:style-name="P25"><text:span text:style-name="T105">Par exemple entre deux cercle, il suffit de trouver la distance entre les deux centre et de faire une différence </text:span><text:span text:style-name="T106">et puis dire s'ils ce touchent ou pas</text:span><text:span text:style-name="T105">.</text:span></text:p>
      <text:p text:style-name="P25"><text:span text:style-name="T105"/></text:p>
      <text:p text:style-name="P26"><text:span text:style-name="T107">Je compte introduire des polygones. Pour ça je vais utiliser une technique montrer dans un tuto sur le site du zéro.</text:span></text:p>
      <text:p text:style-name="P26"><text:span text:style-name="T107">Il faut connaître la position de chaque coin du polygone. Il donc mettre à jour à chaque frame les coordonnées. J'avais expérimenté cette technique dans un programme indépendant. Il suffit que je retrouve le code et l'adapte.</text:span></text:p>
      <text:p text:style-name="P26"><text:span text:style-name="T107">La même technique pourrait être utiliser pour les obstacles et murs.</text:span></text:p>
      <text:p text:style-name="P19"/>
      <text:p text:style-name="P27"><text:span text:style-name="T108">Je me demande de quelle manière effectuer la collisions pour les missiles et rockets. Soit un point comme une bullet(ce qui serait facile si les rockets sont petits et compactes graphiquement). </text:span><text:span text:style-name="T109">Soit comme un polygone(Si les missiles sont longs et gros graphiquement et même encore là, le point semble être plus logique car un missile n'explose pas nécessairement si on lui touche la queue, mais tout ça va dépendre du style graphique/</text:span><text:span text:style-name="T110">artwork </text:span><text:span text:style-name="T111">et de l'ambiance</text:span><text:span text:style-name="T109">).</text:span></text:p>
      <text:p text:style-name="P19"/>
      <text:p text:style-name="P19"/>
      <text:p text:style-name="P28"><text:span text:style-name="T112">Il serait bien de pouvoir utiliser un fichier de configuration pour charger les options graphiques et autre. Ex : Résolution, fullscreen, etc</text:span></text:p>
      <text:p text:style-name="P28"><text:span text:style-name="T112">On pourrait aussi y enregistré les contrôle.</text:span></text:p>
      <text:p text:style-name="P28"><text:span text:style-name="T112">Il faut donc programmer quelque chose d'efficace pour changer les action des touches.</text:span></text:p>
      <text:p text:style-name="P19"><text:span text:style-name="T113"/></text:p>
      <text:p text:style-name="P19"/>
      <text:p text:style-name="P19"/>
      <text:p text:style-name="P19"/>
      <text:p text:style-name="P19"/>
      <text:p text:style-name="P19"/>
      <text:p text:style-name="P19"/>
      <text:p text:style-name="P19"/>
      <text:p text:style-name="P23"><text:span text:style-name="T62"/></text:p>
      <text:p text:style-name="P23"><text:soft-page-break/><text:span text:style-name="T62">Fait</text:span></text:p>
      <text:p text:style-name="P87"><text:span text:style-name="T58">À faire</text:span></text:p>
      <text:p text:style-name="P89"><text:span text:style-name="T58">Fait dans l'ancien code</text:span></text:p>
      <text:p text:style-name="P82"><text:span text:style-name="T58">Suggestion</text:span></text:p>
      <text:p text:style-name="P19"/>
      <text:p text:style-name="P19">Liste de truc à programmer :</text:p>
      <text:p text:style-name="P20">Joueur :</text:p>
      <text:p text:style-name="P20"><text:tab/><text:span text:style-name="T59">Affichage</text:span></text:p>
      <text:p text:style-name="P2"><text:span text:style-name="T1"><text:tab/></text:span><text:span text:style-name="T92">Animation</text:span><text:span text:style-name="T3"> :</text:span></text:p>
      <text:p text:style-name="P2"><text:span text:style-name="T3"><text:tab/><text:tab/><text:tab/></text:span><text:span text:style-name="T64">Stand By</text:span></text:p>
      <text:p text:style-name="P29"><text:tab/><text:tab/><text:tab/>Tire</text:p>
      <text:p text:style-name="P29"><text:tab/><text:tab/><text:tab/>Déplacements(direction multiple)</text:p>
      <text:p text:style-name="P29"><text:tab/><text:tab/><text:tab/>Mort</text:p>
      <text:p text:style-name="P29"><text:tab/><text:tab/><text:tab/>Apparition</text:p>
      <text:p text:style-name="P19"><text:tab/><text:span text:style-name="T59">Déplacement avec clavier</text:span></text:p>
      <text:p text:style-name="P19"><text:tab/><text:span text:style-name="T59">Tire de projectile</text:span><text:span text:style-name="T61">s</text:span><text:span text:style-name="T59"> avec la souris</text:span></text:p>
      <text:p text:style-name="P1"><text:span text:style-name="T1"><text:tab/></text:span><text:span text:style-name="T71">Changement d'arm</text:span><text:span text:style-name="T65">es</text:span></text:p>
      <text:p text:style-name="P19"><text:tab/><text:span text:style-name="T70">Système de pointa</text:span><text:span text:style-name="T63">ge</text:span></text:p>
      <text:p text:style-name="P19"><text:tab/><text:span text:style-name="T70">Système de v</text:span><text:span text:style-name="T63">ie</text:span></text:p>
      <text:p text:style-name="P19"><text:tab/><text:span text:style-name="T91">Système de sauvegarde des statistiques</text:span></text:p>
      <text:p text:style-name="P19"><text:tab/><text:span text:style-name="T70">Système de bonus</text:span></text:p>
      <text:p text:style-name="P1"><text:span text:style-name="T1"><text:tab/></text:span><text:span text:style-name="T72">Collisions avec ennem</text:span><text:span text:style-name="T66">is</text:span></text:p>
      <text:p text:style-name="P30"><text:tab/><text:span text:style-name="T63">Collisions avec projectiles ennemis</text:span></text:p>
      <text:p text:style-name="P30"><text:tab/><text:span text:style-name="T91">Collisions avec murs et obstacles</text:span></text:p>
      <text:p text:style-name="P1"><text:span text:style-name="T2"><text:tab/></text:span><text:span text:style-name="T5">Armes :</text:span></text:p>
      <text:p text:style-name="P32"><text:tab/><text:tab/><text:tab/><text:span text:style-name="T59">Mitrailleuse</text:span>(bullet)</text:p>
      <text:p text:style-name="P32"><text:tab/><text:tab/><text:tab/><text:span text:style-name="T70">Shotg</text:span><text:span text:style-name="T63">un</text:span>(bullet)</text:p>
      <text:p text:style-name="P1"><text:span text:style-name="T5"><text:tab/><text:tab/><text:tab/></text:span><text:span text:style-name="T73">Rocket</text:span><text:span text:style-name="T6">(rocket)</text:span></text:p>
      <text:p text:style-name="P33"><text:tab/><text:tab/><text:tab/><text:span text:style-name="T70">Missile</text:span>(missile)</text:p>
      <text:p text:style-name="P33"><text:tab/><text:tab/><text:tab/><text:span text:style-name="T70">Mine</text:span>(mine)</text:p>
      <text:p text:style-name="P33"><text:tab/><text:tab/><text:tab/><text:span text:style-name="T91">Piège(spéciale)</text:span></text:p>
      <text:p text:style-name="P1"><text:span text:style-name="T2"><text:tab/><text:tab/><text:tab/></text:span><text:span text:style-name="T73">Laser</text:span><text:span text:style-name="T6">(laser)</text:span></text:p>
      <text:p text:style-name="P33"><text:tab/><text:tab/><text:tab/><text:span text:style-name="T70">Grenade</text:span>(grenade)</text:p>
      <text:p text:style-name="P33"><text:tab/><text:tab/><text:tab/><text:span text:style-name="T91">Grenade laser(grenade/spéciale)</text:span></text:p>
      <text:p text:style-name="P34"/>
      <text:p text:style-name="P34"/>
      <text:p text:style-name="P34"/>
      <text:p text:style-name="P34"/>
      <text:p text:style-name="P34"/>
      <text:p text:style-name="P34">Ennemis :</text:p>
      <text:p text:style-name="P34"><text:tab/><text:tab/><text:span text:style-name="T70">Afficha</text:span><text:span text:style-name="T63">ge</text:span></text:p>
      <text:p text:style-name="P3"><text:span text:style-name="T7"><text:tab/><text:tab/></text:span><text:span text:style-name="T93">Animation:</text:span><text:span text:style-name="T7">M</text:span><text:span text:style-name="T8">ême chose que le joueur et même plus</text:span></text:p>
      <text:p text:style-name="P34"><text:tab/><text:tab/>Comportement(IA) :</text:p>
      <text:p text:style-name="P34"><text:tab/><text:tab/><text:tab/><text:tab/><text:tab/><text:tab/><text:span text:style-name="T70">Atta</text:span><text:span text:style-name="T63">ck </text:span>:</text:p>
      <text:p text:style-name="P34"><text:tab/><text:tab/><text:tab/><text:tab/><text:tab/><text:tab/><text:tab/>Spécifique à l'ennemi</text:p>
      <text:p text:style-name="P34"><text:tab/><text:tab/><text:tab/><text:tab/><text:tab/><text:tab/><text:span text:style-name="T91">Neutral</text:span></text:p>
      <text:p text:style-name="P34"><text:tab/><text:tab/><text:tab/><text:tab/><text:tab/><text:tab/><text:span text:style-name="T91">Follow</text:span></text:p>
      <text:p text:style-name="P34"><text:tab/><text:tab/><text:tab/><text:tab/><text:tab/><text:tab/><text:span text:style-name="T91">Escape</text:span></text:p>
      <text:p text:style-name="P83"><text:tab/><text:tab/><text:tab/><text:tab/><text:tab/><text:tab/>Hide</text:p>
      <text:p text:style-name="P21"><text:tab/></text:p>
      <text:p text:style-name="P35"><text:tab/><text:span text:style-name="T70">Déplacemen</text:span><text:span text:style-name="T63">ts</text:span> : spécifique à l'ennemi et à son comportement</text:p>
      <text:p text:style-name="P4"><text:span text:style-name="T1"><text:tab/></text:span><text:span text:style-name="T74">Arme/atta</text:span><text:span text:style-name="T67">ck</text:span><text:span text:style-name="T8"> : Spécifique à l'ennemi</text:span></text:p>
      <text:p text:style-name="P4"><text:soft-page-break/><text:span text:style-name="T1"><text:tab/></text:span><text:span text:style-name="T75">Système de pointa</text:span><text:span text:style-name="T68">ge</text:span><text:span text:style-name="T8">(combien de point il remporte)</text:span></text:p>
      <text:p text:style-name="P22"><text:tab/><text:span text:style-name="T70">Système de v</text:span><text:span text:style-name="T63">ie</text:span></text:p>
      <text:p text:style-name="P4"><text:span text:style-name="T1"><text:tab/></text:span><text:span text:style-name="T75">Système d</text:span><text:span text:style-name="T74">'appariti</text:span><text:span text:style-name="T67">on</text:span><text:span text:style-name="T94"> et de formation</text:span></text:p>
      <text:p text:style-name="P4"><text:span text:style-name="T1"><text:tab/></text:span><text:span text:style-name="T72">Collisions </text:span><text:span text:style-name="T74">le/les joueur(</text:span><text:span text:style-name="T67">s)</text:span></text:p>
      <text:p text:style-name="P31"><text:tab/><text:span text:style-name="T70">Collisions avec projectil</text:span><text:span text:style-name="T63">es</text:span></text:p>
      <text:p text:style-name="P31"><text:tab/><text:span text:style-name="T91">Collisions avec murs et obstacles</text:span></text:p>
      <text:p text:style-name="P36"/>
      <text:p text:style-name="P36"><text:span text:style-name="T70">Zomb</text:span><text:span text:style-name="T63">ie</text:span> :</text:p>
      <text:p text:style-name="P36">En comportement ATTACK il fonce tout droit vers le joueur sans le lâcher.</text:p>
      <text:p text:style-name="P37">Lorsqu'il touche le joueur, le joueur perd une vie et le Zombie meurt.</text:p>
      <text:p text:style-name="P37">On les fait apparaîtront en grande quantité.</text:p>
      <text:p text:style-name="P5"><text:span text:style-name="T9">Il</text:span><text:span text:style-name="T10">s</text:span><text:span text:style-name="T9"> sont facile à éliminer.</text:span></text:p>
      <text:p text:style-name="P38">Vitesse : 15</text:p>
      <text:p text:style-name="P38">Points : 10</text:p>
      <text:p text:style-name="P38">Vie : 1</text:p>
      <text:p text:style-name="P40">Dégat : 1</text:p>
      <text:p text:style-name="P6"><text:span text:style-name="T11">Effet de mort : </text:span><text:span text:style-name="T12">rien</text:span></text:p>
      <text:p text:style-name="P41"/>
      <text:p text:style-name="P38"><text:span text:style-name="T70">Le Splitter</text:span> :</text:p>
      <text:p text:style-name="P38">Il est gros et lent. En mode ATTACK, il adopte le même comportement que le Zombie. Il se divise en mini-Splitters lorsqu'il meurt. </text:p>
      <text:p text:style-name="P38">Vitesse : 8</text:p>
      <text:p text:style-name="P38">Points : 15</text:p>
      <text:p text:style-name="P38">Vie : 30</text:p>
      <text:p text:style-name="P8"><text:span text:style-name="T16">Dégât</text:span><text:span text:style-name="T13"> : 10</text:span></text:p>
      <text:p text:style-name="P7"><text:span text:style-name="T11">Effet de mort : Apparition de mini-Splitters </text:span><text:span text:style-name="T12">niv 1</text:span></text:p>
      <text:p text:style-name="P42"/>
      <text:p text:style-name="P9"><text:span text:style-name="T76">mini-</text:span><text:span text:style-name="T77">Splitter</text:span><text:span text:style-name="T11"> </text:span><text:span text:style-name="T14">niv 1</text:span><text:span text:style-name="T11"> :</text:span></text:p>
      <text:p text:style-name="P9"><text:span text:style-name="T11">En mode ATTACK, il adopte le même comportement que le Zombie. Il se divise en mini-Splitters </text:span><text:span text:style-name="T14">niv 2</text:span><text:span text:style-name="T11"> lorsqu'il meurt. </text:span></text:p>
      <text:p text:style-name="P9"><text:span text:style-name="T11">Vitesse : </text:span><text:span text:style-name="T14">12</text:span></text:p>
      <text:p text:style-name="P9"><text:span text:style-name="T11">Points : </text:span><text:span text:style-name="T14">10</text:span></text:p>
      <text:p text:style-name="P9"><text:span text:style-name="T11">Vie : </text:span><text:span text:style-name="T14">15</text:span></text:p>
      <text:p text:style-name="P9"><text:span text:style-name="T16">Dégât</text:span><text:span text:style-name="T13"> : </text:span><text:span text:style-name="T14">5</text:span></text:p>
      <text:p text:style-name="P9"><text:span text:style-name="T11">Effet de mort : Apparition de mini-Splitters </text:span><text:span text:style-name="T12">niv </text:span><text:span text:style-name="T14">2</text:span></text:p>
      <text:p text:style-name="P43"/>
      <text:p text:style-name="P43"/>
      <text:p text:style-name="P43"/>
      <text:p text:style-name="P43"/>
      <text:p text:style-name="P10"><text:span text:style-name="T76">mini-</text:span><text:span text:style-name="T77">Splitter</text:span><text:span text:style-name="T11"> </text:span><text:span text:style-name="T14">niv </text:span><text:span text:style-name="T15">2</text:span><text:span text:style-name="T11"> :</text:span></text:p>
      <text:p text:style-name="P39">En mode ATTACK, il adopte le même comportement que le Zombie.</text:p>
      <text:p text:style-name="P10"><text:span text:style-name="T11">Vitesse : </text:span><text:span text:style-name="T14">1</text:span><text:span text:style-name="T15">8</text:span></text:p>
      <text:p text:style-name="P10"><text:span text:style-name="T11">Points : </text:span><text:span text:style-name="T15">5</text:span></text:p>
      <text:p text:style-name="P10"><text:span text:style-name="T11">Vie : </text:span><text:span text:style-name="T15">1</text:span></text:p>
      <text:p text:style-name="P10"><text:span text:style-name="T16">Dégât</text:span><text:span text:style-name="T13"> : </text:span><text:span text:style-name="T15">2</text:span></text:p>
      <text:p text:style-name="P10"><text:span text:style-name="T11">Effet de mort : </text:span><text:span text:style-name="T15">Rien</text:span></text:p>
      <text:p text:style-name="P44"/>
      <text:p text:style-name="P47"><text:span text:style-name="T91">Légionnaire</text:span> :</text:p>
      <text:p text:style-name="P11"><text:span text:style-name="T11">En mode ATTACK, il </text:span><text:span text:style-name="T17">avance tout droit jusqu'à sortir de map et mourir.</text:span></text:p>
      <text:p text:style-name="P48">Ils apparaissent en très grand nombre former en rang et avance tous en même temps. Ils sont petits.</text:p>
      <text:p text:style-name="P11"><text:span text:style-name="T11">Vitesse : </text:span><text:span text:style-name="T17">12</text:span></text:p>
      <text:p text:style-name="P11"><text:soft-page-break/><text:span text:style-name="T11">Points : </text:span><text:span text:style-name="T17">1</text:span></text:p>
      <text:p text:style-name="P11"><text:span text:style-name="T11">Vie : </text:span><text:span text:style-name="T15">1</text:span></text:p>
      <text:p text:style-name="P11"><text:span text:style-name="T16">Dégât</text:span><text:span text:style-name="T13"> : </text:span><text:span text:style-name="T17">1</text:span></text:p>
      <text:p text:style-name="P11"><text:span text:style-name="T11">Effet de mort : </text:span><text:span text:style-name="T17">rien</text:span></text:p>
      <text:p text:style-name="P48"/>
      <text:p text:style-name="P49"><text:span text:style-name="T70">Assassin mitrailleuse</text:span> :</text:p>
      <text:p text:style-name="P12"><text:span text:style-name="T11">En mode ATTACK, </text:span><text:span text:style-name="T18">il cherche le joueur et lui tire dessus en restant à une distance raisonnable</text:span></text:p>
      <text:p text:style-name="P12"><text:span text:style-name="T11">Vitesse : </text:span><text:span text:style-name="T18">12</text:span></text:p>
      <text:p text:style-name="P12"><text:span text:style-name="T11">Points : </text:span><text:span text:style-name="T18">20</text:span></text:p>
      <text:p text:style-name="P12"><text:span text:style-name="T11">Vie : </text:span><text:span text:style-name="T18">5</text:span></text:p>
      <text:p text:style-name="P12"><text:span text:style-name="T16">Dégât</text:span><text:span text:style-name="T13"> : </text:span><text:span text:style-name="T18">bullet</text:span></text:p>
      <text:p text:style-name="P12"><text:span text:style-name="T11">Effet de mort : </text:span><text:span text:style-name="T15">Rien</text:span></text:p>
      <text:p text:style-name="P45"/>
      <text:p text:style-name="P49"><text:span text:style-name="T70">Assassin shotgun</text:span> :</text:p>
      <text:p text:style-name="P12"><text:span text:style-name="T11">En mode ATTACK, </text:span><text:span text:style-name="T18">il cherche le joueur et lui tire dessus en restant à une distance raisonnable</text:span></text:p>
      <text:p text:style-name="P12"><text:span text:style-name="T11">Vitesse : </text:span><text:span text:style-name="T18">12</text:span></text:p>
      <text:p text:style-name="P12"><text:span text:style-name="T11">Points : </text:span><text:span text:style-name="T18">20</text:span></text:p>
      <text:p text:style-name="P12"><text:span text:style-name="T11">Vie : </text:span><text:span text:style-name="T18">5</text:span></text:p>
      <text:p text:style-name="P12"><text:span text:style-name="T16">Dégât</text:span><text:span text:style-name="T13"> : </text:span><text:span text:style-name="T18">bullet</text:span></text:p>
      <text:p text:style-name="P12"><text:span text:style-name="T11">Effet de mort : </text:span><text:span text:style-name="T15">Rien</text:span></text:p>
      <text:p text:style-name="P45"/>
      <text:p text:style-name="P13"><text:span text:style-name="T78">Sentinelle</text:span><text:span text:style-name="T79"> mitrailleuse</text:span><text:span text:style-name="T18"> :</text:span></text:p>
      <text:p text:style-name="P13"><text:span text:style-name="T11">En mode ATTACK, </text:span><text:span text:style-name="T18">il </text:span><text:span text:style-name="T19">tire sur le joueur si celui-ci entre dans sa zone de tire.</text:span></text:p>
      <text:p text:style-name="P13"><text:span text:style-name="T11">Vitesse : </text:span><text:span text:style-name="T20">0</text:span></text:p>
      <text:p text:style-name="P13"><text:span text:style-name="T11">Points : </text:span><text:span text:style-name="T20">50</text:span></text:p>
      <text:p text:style-name="P13"><text:span text:style-name="T11">Vie : </text:span><text:span text:style-name="T20">20</text:span></text:p>
      <text:p text:style-name="P13"><text:span text:style-name="T16">Dégât</text:span><text:span text:style-name="T13"> : </text:span><text:span text:style-name="T18">bullet</text:span></text:p>
      <text:p text:style-name="P13"><text:span text:style-name="T11">Effet de mort : </text:span><text:span text:style-name="T15">Rien</text:span></text:p>
      <text:p text:style-name="P46"/>
      <text:p text:style-name="P14"><text:span text:style-name="T78">Sentinelle</text:span><text:span text:style-name="T79"> </text:span><text:span text:style-name="T80">laser</text:span><text:span text:style-name="T18"> :</text:span></text:p>
      <text:p text:style-name="P14"><text:span text:style-name="T11">En mode ATTACK, </text:span><text:span text:style-name="T18">il </text:span><text:span text:style-name="T19">tire sur le joueur si celui-ci entre dans sa zone de tire.</text:span></text:p>
      <text:p text:style-name="P50">Un laser lent qui doit se recharger.</text:p>
      <text:p text:style-name="P14"><text:span text:style-name="T11">Vitesse : </text:span><text:span text:style-name="T20">0</text:span></text:p>
      <text:p text:style-name="P14"><text:span text:style-name="T11">Points : </text:span><text:span text:style-name="T20">50</text:span></text:p>
      <text:p text:style-name="P14"><text:span text:style-name="T11">Vie : </text:span><text:span text:style-name="T20">2</text:span><text:span text:style-name="T21">5</text:span></text:p>
      <text:p text:style-name="P14"><text:span text:style-name="T16">Dégât</text:span><text:span text:style-name="T13"> : </text:span><text:span text:style-name="T21">laser/spécial</text:span></text:p>
      <text:p text:style-name="P14"><text:span text:style-name="T11">Effet de mort : </text:span><text:span text:style-name="T15">Rien</text:span></text:p>
      <text:p text:style-name="P51">Chasseur : </text:p>
      <text:p text:style-name="P15"><text:span text:style-name="T11">En mode ATTACK, </text:span><text:span text:style-name="T18">il </text:span><text:span text:style-name="T22">place des pièges un peu partout sur l'arène de jeux.</text:span></text:p>
      <text:p text:style-name="P15"><text:span text:style-name="T11">Vitesse : </text:span><text:span text:style-name="T22">10</text:span></text:p>
      <text:p text:style-name="P15"><text:span text:style-name="T11">Points : </text:span><text:span text:style-name="T22">40</text:span></text:p>
      <text:p text:style-name="P15"><text:span text:style-name="T11">Vie : </text:span><text:span text:style-name="T22">15</text:span></text:p>
      <text:p text:style-name="P15"><text:span text:style-name="T16">Dégât</text:span><text:span text:style-name="T13"> : </text:span><text:span text:style-name="T22">spécial</text:span></text:p>
      <text:p text:style-name="P15"><text:span text:style-name="T11">Effet de mort :</text:span><text:span text:style-name="T15"> </text:span><text:span text:style-name="T22">Destruction des pièges.</text:span></text:p>
      <text:p text:style-name="P51"/>
      <text:p text:style-name="P52"><text:span text:style-name="T91">Fée</text:span> : </text:p>
      <text:p text:style-name="P52">Toujours en mode escape <text:s/>ou hide, elle apparaît rarement.</text:p>
      <text:p text:style-name="P16"><text:span text:style-name="T11">Vitesse : </text:span><text:span text:style-name="T23">50</text:span></text:p>
      <text:p text:style-name="P16"><text:span text:style-name="T11">Points : </text:span><text:span text:style-name="T23">1000</text:span></text:p>
      <text:p text:style-name="P16"><text:span text:style-name="T11">Vie : </text:span><text:span text:style-name="T23">1</text:span></text:p>
      <text:p text:style-name="P16"><text:soft-page-break/><text:span text:style-name="T16">Dégât</text:span><text:span text:style-name="T13"> : </text:span><text:span text:style-name="T23">aucun</text:span></text:p>
      <text:p text:style-name="P16"><text:span text:style-name="T11">Effet de mort :</text:span><text:span text:style-name="T15"> </text:span><text:span text:style-name="T23">Donne un bonus </text:span><text:span text:style-name="T24">au joueur qui l'a tué.</text:span></text:p>
      <text:p text:style-name="P53"/>
      <text:p text:style-name="P54"><text:span text:style-name="T70">Tank</text:span> :</text:p>
      <text:p text:style-name="P17"><text:span text:style-name="T11">En mode ATTACK,</text:span><text:span text:style-name="T22"> </text:span><text:span text:style-name="T25">il cherche le joueur et tire des rocket.</text:span></text:p>
      <text:p text:style-name="P17"><text:span text:style-name="T11">Vitesse : </text:span><text:span text:style-name="T25">4</text:span></text:p>
      <text:p text:style-name="P17"><text:span text:style-name="T11">Points : </text:span><text:span text:style-name="T25">100</text:span></text:p>
      <text:p text:style-name="P17"><text:span text:style-name="T11">Vie : </text:span><text:span text:style-name="T25">200</text:span></text:p>
      <text:p text:style-name="P17"><text:span text:style-name="T16">Dégât</text:span><text:span text:style-name="T13"> : </text:span><text:span text:style-name="T25">rocket</text:span></text:p>
      <text:p text:style-name="P17"><text:span text:style-name="T11">Effet de mort :</text:span><text:span text:style-name="T15"> </text:span><text:span text:style-name="T25">donne le bonus armure</text:span></text:p>
      <text:p text:style-name="P54"/>
      <text:p text:style-name="P79">Projectiles :</text:p>
      <text:p text:style-name="P79"><text:tab/><text:span text:style-name="T59">Bullet</text:span> :</text:p>
      <text:p text:style-name="P79"><text:tab/>Un projectile rond qui avance en ligne droite.</text:p>
      <text:p text:style-name="P80"><text:span text:style-name="T26"><text:tab/>Il donne des dégâts et </text:span><text:span text:style-name="T27">disparaît</text:span><text:span text:style-name="T26"> lorsqu'il entre en collisions.</text:span></text:p>
      <text:p text:style-name="P81"><text:span text:style-name="T28"><text:tab/>Dégâts:1</text:span></text:p>
      <text:p text:style-name="P81"><text:span text:style-name="T28"><text:tab/>Rayon d'action : point</text:span></text:p>
      <text:p text:style-name="P55"><text:tab/></text:p>
      <text:p text:style-name="P55"><text:span text:style-name="T28"><text:tab/></text:span><text:span text:style-name="T81">Rocket</text:span><text:span text:style-name="T28"> :</text:span></text:p>
      <text:p text:style-name="P55"><text:span text:style-name="T28"><text:tab/>Avance en ligne droite et explose </text:span><text:span text:style-name="T26">lorsqu'il entre en collisions</text:span><text:span text:style-name="T28">.</text:span></text:p>
      <text:p text:style-name="P54"><text:span text:style-name="T28"><text:tab/>L'explosion fait des dégâts dans un certain rayon.</text:span></text:p>
      <text:p text:style-name="P55"><text:span text:style-name="T28"><text:tab/>Dégâts:12</text:span></text:p>
      <text:p text:style-name="P55"><text:span text:style-name="T28"><text:tab/>Rayon d'action : 25</text:span></text:p>
      <text:p text:style-name="P55"><text:span text:style-name="T28"><text:tab/></text:span></text:p>
      <text:p text:style-name="P55"><text:span text:style-name="T28"><text:tab/></text:span><text:span text:style-name="T81">Grenade</text:span><text:span text:style-name="T28"> :</text:span></text:p>
      <text:p text:style-name="P55"><text:span text:style-name="T28"><text:tab/>Avance en ligne droite et fini par s'arrêter puis explose après un certain <text:tab/>temps.</text:span></text:p>
      <text:p text:style-name="P55"><text:span text:style-name="T28"><text:tab/>Rebonds sur obstacle.</text:span></text:p>
      <text:p text:style-name="P55"><text:span text:style-name="T28"><text:tab/>L'explosion fait des dégâts dans un certain rayon.</text:span></text:p>
      <text:p text:style-name="P55"><text:span text:style-name="T28"><text:tab/>Dégâts:12</text:span></text:p>
      <text:p text:style-name="P81"><text:span text:style-name="T28"><text:tab/>Rayon d'action : 40</text:span></text:p>
      <text:p text:style-name="P81"><text:span text:style-name="T28"/></text:p>
      <text:p text:style-name="P55"><text:span text:style-name="T28"><text:tab/></text:span><text:span text:style-name="T81">Shotg</text:span><text:span text:style-name="T69">un</text:span><text:span text:style-name="T28"> :</text:span></text:p>
      <text:p text:style-name="P55"><text:span text:style-name="T28"><text:tab/></text:span><text:span text:style-name="T29">L</text:span><text:span text:style-name="T28">ance plusieurs</text:span><text:span text:style-name="T26"> projectile</text:span><text:span text:style-name="T28">s</text:span><text:span text:style-name="T26"> rond</text:span><text:span text:style-name="T28">s</text:span><text:span text:style-name="T26"> qui avance en ligne droite </text:span><text:span text:style-name="T28">ayant <text:tab/>chacun un angle différent</text:span><text:span text:style-name="T26">.</text:span></text:p>
      <text:p text:style-name="P56"><text:span text:style-name="T26"><text:tab/>Il</text:span><text:span text:style-name="T29">s</text:span><text:span text:style-name="T26"> donne</text:span><text:span text:style-name="T29">nt</text:span><text:span text:style-name="T26"> des dégâts et </text:span><text:span text:style-name="T27">disparaî</text:span><text:span text:style-name="T29">en</text:span><text:span text:style-name="T27">t</text:span><text:span text:style-name="T26"> lorsqu'il</text:span><text:span text:style-name="T29">s</text:span><text:span text:style-name="T26"> entre en collisions.</text:span></text:p>
      <text:p text:style-name="P55"><text:span text:style-name="T28"><text:tab/>Dégâts:</text:span><text:span text:style-name="T30">1</text:span></text:p>
      <text:p text:style-name="P55"><text:span text:style-name="T28"><text:tab/>Rayon d'action : </text:span><text:span text:style-name="T30">point/angle</text:span></text:p>
      <text:p text:style-name="P55"><text:span text:style-name="T30"/></text:p>
      <text:p text:style-name="P55"><text:span text:style-name="T30"><text:tab/></text:span><text:span text:style-name="T82">Laser</text:span><text:span text:style-name="T31"> :</text:span></text:p>
      <text:p text:style-name="P55"><text:span text:style-name="T31"><text:tab/>Un laser continue qui fini par surchauffer.</text:span></text:p>
      <text:p text:style-name="P55"><text:span text:style-name="T31"><text:tab/></text:span><text:span text:style-name="T32">Tout ce qui touche au laser reçoit des dégâts à chaque seconde le temps <text:tab/>qu'il lui touche. </text:span><text:span text:style-name="T33">Le laser est bloquer par tout obstacle(Même les <text:tab/>ennemis).</text:span></text:p>
      <text:p text:style-name="P57"><text:span text:style-name="T28"><text:tab/>Dégâts:</text:span><text:span text:style-name="T33">1</text:span></text:p>
      <text:p text:style-name="P57"><text:span text:style-name="T28"><text:tab/>Rayon d'action : </text:span><text:span text:style-name="T33">ligne</text:span></text:p>
      <text:p text:style-name="P57"><text:span text:style-name="T33"/></text:p>
      <text:p text:style-name="P57"><text:span text:style-name="T33"><text:tab/></text:span><text:span text:style-name="T83">Mine</text:span><text:span text:style-name="T34"> :</text:span></text:p>
      <text:p text:style-name="P58"><text:span text:style-name="T34"><text:tab/>Est placée. Elle ne bouge pas et explose lorsqu'on lui touche(sauf celui <text:tab/>qui l'a placée). Elle disparaît lorsque le placeur meurt.</text:span></text:p>
      <text:p text:style-name="P58"><text:span text:style-name="T28"><text:tab/>L'explosion fait des dégâts dans un certain rayon.</text:span></text:p>
      <text:p text:style-name="P58"><text:span text:style-name="T28"><text:tab/>Dégâts:</text:span><text:span text:style-name="T35">25</text:span></text:p>
      <text:p text:style-name="P58"><text:soft-page-break/><text:span text:style-name="T28"><text:tab/>Rayon d'action : </text:span><text:span text:style-name="T35">15</text:span></text:p>
      <text:p text:style-name="P58"><text:span text:style-name="T35"/></text:p>
      <text:p text:style-name="P58"><text:span text:style-name="T35"><text:tab/></text:span><text:span text:style-name="T36">Méga-bomb </text:span><text:span text:style-name="T37">de la vengeance</text:span><text:span text:style-name="T36"> :</text:span></text:p>
      <text:p text:style-name="P58"><text:span text:style-name="T36"><text:tab/>Explose lorsque son propriétaire meurt.</text:span></text:p>
      <text:p text:style-name="P59"><text:span text:style-name="T28"><text:s text:c="9"/>L'explosion fait des dégâts dans un certain rayon.</text:span></text:p>
      <text:p text:style-name="P59"><text:span text:style-name="T28"><text:tab/>Dégâts: </text:span><text:span text:style-name="T38">10 000</text:span></text:p>
      <text:p text:style-name="P59"><text:span text:style-name="T28"><text:tab/>Rayon d'action : </text:span><text:span text:style-name="T38">10 000</text:span></text:p>
      <text:p text:style-name="P59"><text:span text:style-name="T38"/></text:p>
      <text:p text:style-name="P59"><text:span text:style-name="T38"><text:tab/></text:span><text:span text:style-name="T84">Missile</text:span><text:span text:style-name="T39"> :</text:span></text:p>
      <text:p text:style-name="P60"><text:span text:style-name="T39"><text:tab/>Il avance et suit sa cible.</text:span></text:p>
      <text:p text:style-name="P60"><text:span text:style-name="T39"><text:tab/>Il e</text:span><text:span text:style-name="T28">xplose </text:span><text:span text:style-name="T26">lorsqu'il entre en collision</text:span><text:span text:style-name="T28">.</text:span></text:p>
      <text:p text:style-name="P61"><text:span text:style-name="T28"><text:tab/>L'explosion fait des dégâts dans un certain rayon.</text:span></text:p>
      <text:p text:style-name="P61"><text:span text:style-name="T28"><text:tab/>Dégâts: </text:span><text:span text:style-name="T40">18</text:span></text:p>
      <text:p text:style-name="P61"><text:span text:style-name="T28"><text:tab/>Rayon d'action : </text:span><text:span text:style-name="T40">25</text:span></text:p>
      <text:p text:style-name="P61"><text:span text:style-name="T40"/></text:p>
      <text:p text:style-name="P61"><text:span text:style-name="T40"><text:tab/></text:span><text:span text:style-name="T41">Pièges :</text:span></text:p>
      <text:p text:style-name="P61"><text:span text:style-name="T41"><text:tab/>Est placé.</text:span></text:p>
      <text:p text:style-name="P62"><text:span text:style-name="T42"><text:tab/>À VENIR</text:span></text:p>
      <text:p text:style-name="P62"><text:span text:style-name="T42"/></text:p>
      <text:p text:style-name="P63"><text:span text:style-name="T85">La carte/zone de jeux</text:span><text:span text:style-name="T43"> :</text:span></text:p>
      <text:p text:style-name="P64"><text:span text:style-name="T44">Zone in et zone out. Si une entity sort de la zone in, il meurt dans les 10 secondes(ennemis inclus).</text:span></text:p>
      <text:p text:style-name="P65"><text:span text:style-name="T45">Quel sera la forme ? Soit une arène rectangulaire soit une arène circulaire.</text:span></text:p>
      <text:p text:style-name="P65"><text:span text:style-name="T45">Nous pourrions donné le choix dans les menus.</text:span></text:p>
      <text:p text:style-name="P66"><text:span text:style-name="T86">Arène circulaire</text:span><text:span text:style-name="T46">.</text:span></text:p>
      <text:p text:style-name="P67"><text:span text:style-name="T47">A</text:span><text:span text:style-name="T45">rène rectangulaire.</text:span></text:p>
      <text:p text:style-name="P67"><text:span text:style-name="T45"/></text:p>
      <text:p text:style-name="P68"><text:span text:style-name="T48">Des murs et des obstacles.</text:span></text:p>
      <text:p text:style-name="P69"><text:span text:style-name="T49">Un format(fichier) de map avec son éditeur.</text:span></text:p>
      <text:p text:style-name="P69"><text:span text:style-name="T49"/></text:p>
      <text:p text:style-name="P70"><text:span text:style-name="T50">Du son :</text:span></text:p>
      <text:p text:style-name="P70"><text:span text:style-name="T50"><text:tab/></text:span><text:span text:style-name="T87">Musique</text:span><text:span text:style-name="T50">.</text:span></text:p>
      <text:p text:style-name="P70"><text:span text:style-name="T50"><text:tab/></text:span><text:span text:style-name="T87">Tire</text:span><text:span text:style-name="T50">.</text:span></text:p>
      <text:p text:style-name="P70"><text:span text:style-name="T50"><text:tab/></text:span><text:span text:style-name="T87">Rocket et missile</text:span></text:p>
      <text:p text:style-name="P70"><text:span text:style-name="T50"><text:tab/></text:span><text:span text:style-name="T87">explosion</text:span></text:p>
      <text:p text:style-name="P70"><text:span text:style-name="T50"><text:tab/></text:span><text:span text:style-name="T87">Bullet</text:span></text:p>
      <text:p text:style-name="P88"><text:span text:style-name="T50"><text:tab/>Laser</text:span></text:p>
      <text:p text:style-name="P88"><text:span text:style-name="T50"><text:tab/>Surchauffe</text:span></text:p>
      <text:p text:style-name="P88"><text:span text:style-name="T50"><text:tab/>Effet de mort</text:span></text:p>
      <text:p text:style-name="P71"><text:span text:style-name="T51">Des jeux :</text:span></text:p>
      <text:p text:style-name="P71"><text:span text:style-name="T51"><text:tab/></text:span><text:span text:style-name="T95">Tué un nombre d'ennemis entre un temps donné.</text:span></text:p>
      <text:p text:style-name="P71"><text:span text:style-name="T51"><text:tab/></text:span><text:span text:style-name="T88">Survivre à plusieurs vagues.</text:span></text:p>
      <text:p text:style-name="P71"><text:span text:style-name="T51"><text:tab/></text:span><text:span text:style-name="T95">Vague bonus.</text:span></text:p>
      <text:p text:style-name="P71"><text:span text:style-name="T51"/></text:p>
      <text:p text:style-name="P71"><text:span text:style-name="T51">Des Bonus :</text:span></text:p>
      <text:p text:style-name="P71"><text:span text:style-name="T51"><text:tab/></text:span><text:span text:style-name="T88">Vies supplémentaires.</text:span></text:p>
      <text:p text:style-name="P71"><text:span text:style-name="T51"><text:tab/></text:span><text:span text:style-name="T88">Accélération du mouvements.</text:span></text:p>
      <text:p text:style-name="P71"><text:span text:style-name="T51"><text:tab/></text:span><text:span text:style-name="T88">Accélération de la cadence de tire.</text:span></text:p>
      <text:p text:style-name="P71"><text:span text:style-name="T51"><text:tab/></text:span><text:span text:style-name="T88">Immunité</text:span></text:p>
      <text:p text:style-name="P71"><text:span text:style-name="T51"><text:tab/></text:span><text:span text:style-name="T95">Immunité aux pièges.</text:span></text:p>
      <text:p text:style-name="P71"><text:span text:style-name="T51"/></text:p>
      <text:p text:style-name="P72"><text:span text:style-name="T52">Des sabotages :</text:span></text:p>
      <text:p text:style-name="P72"><text:soft-page-break/><text:span text:style-name="T52"><text:tab/></text:span><text:span text:style-name="T89">Ralentissement</text:span></text:p>
      <text:p text:style-name="P72"><text:span text:style-name="T52"><text:tab/></text:span><text:span text:style-name="T96">Stase</text:span></text:p>
      <text:p text:style-name="P72"><text:span text:style-name="T52"/></text:p>
      <text:p text:style-name="P73"><text:span text:style-name="T53">Du multijoueur :</text:span></text:p>
      <text:p text:style-name="P73"><text:span text:style-name="T53"><text:tab/></text:span><text:span text:style-name="T97">À VENIR</text:span></text:p>
      <text:p text:style-name="P73"><text:span text:style-name="T53"/></text:p>
      <text:p text:style-name="P74"><text:span text:style-name="T54">Un </text:span><text:span text:style-name="T90">menu</text:span><text:span text:style-name="T54"> :</text:span></text:p>
      <text:p text:style-name="P74"><text:span text:style-name="T54"><text:tab/>Bouttons :</text:span></text:p>
      <text:p text:style-name="P74"><text:span text:style-name="T54"><text:tab/><text:tab/></text:span><text:span text:style-name="T98">Animés?</text:span></text:p>
      <text:p text:style-name="P84"><text:span text:style-name="T54"><text:tab/><text:tab/>Sons ?</text:span></text:p>
      <text:p text:style-name="P74"><text:span text:style-name="T54"><text:tab/>Sous-menu :</text:span></text:p>
      <text:p text:style-name="P74"><text:span text:style-name="T54"><text:tab/><text:tab/></text:span><text:span text:style-name="T90">Option</text:span></text:p>
      <text:p text:style-name="P74"><text:span text:style-name="T54"><text:tab/><text:tab/></text:span><text:span text:style-name="T90">Contrôle</text:span></text:p>
      <text:p text:style-name="P74"><text:span text:style-name="T54"><text:tab/><text:tab/></text:span><text:span text:style-name="T98">Audio</text:span></text:p>
      <text:p text:style-name="P84"><text:span text:style-name="T54"><text:tab/><text:tab/>Tableau des scores</text:span></text:p>
      <text:p text:style-name="P74"><text:span text:style-name="T54"/></text:p>
      <text:p text:style-name="P74"><text:span text:style-name="T90">Une gestion de efficace de la mémoire</text:span><text:span text:style-name="T54">.</text:span></text:p>
      <text:p text:style-name="P74"><text:span text:style-name="T98">Thor</text:span><text:span text:style-name="T54"> pourrait être utile.</text:span></text:p>
      <text:p text:style-name="P74"><text:span text:style-name="T54"/></text:p>
      <text:p text:style-name="P75"><text:span text:style-name="T55">Des sauvegardes ?</text:span></text:p>
      <text:p text:style-name="P75"><text:span text:style-name="T55"><text:tab/></text:span><text:span text:style-name="T99">Écriture de donné dans un fichier en binaire pour sauvegarder l'état du <text:tab/>jeux.</text:span></text:p>
      <text:p text:style-name="P85"><text:span text:style-name="T55"><text:tab/>Sauvegarde en temps réel ou à une vague ?</text:span></text:p>
      <text:p text:style-name="P76"><text:span text:style-name="T56"/></text:p>
      <text:p text:style-name="P76"><text:span text:style-name="T56">Des choix :</text:span></text:p>
      <text:p text:style-name="P76"><text:span text:style-name="T56"><text:tab/><text:tab/></text:span><text:span text:style-name="T100">Commencer à une vague et une difficulté désirée.</text:span></text:p>
      <text:p text:style-name="P86"><text:span text:style-name="T56"><text:tab/><text:tab/>Créer des vagues.</text:span></text:p>
      <text:p text:style-name="P77"><text:span text:style-name="T60">Une caméra</text:span><text:span text:style-name="T57"> :</text:span></text:p>
      <text:p text:style-name="P77"><text:span text:style-name="T57"><text:s/>La caméra nous permet de ne pas perdre de vue le joueur.</text:span></text:p>
      <text:p text:style-name="P77"><text:span text:style-name="T57"/></text:p>
      <text:p text:style-name="P77"><text:span text:style-name="T57">Des </text:span><text:span text:style-name="T101">boss</text:span><text:span text:style-name="T57"> ?</text:span></text:p>
      <text:p text:style-name="P78"><text:span text:style-name="T103">Un </text:span><text:span text:style-name="T102">fond/décor</text:span><text:span text:style-name="T1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ambria" svg:font-family="Cambria" style:font-family-generic="roman"/>
    <style:font-face style:name="DejaVu Sans1" svg:font-family="'DejaVu 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mbria"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style:font-name="Cambria"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ambria"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3T19:54:25</meta:creation-date>
    <dc:date>2013-06-24T18:25:38</dc:date>
    <meta:editing-duration>PT1H37M35S</meta:editing-duration>
    <meta:editing-cycles>82</meta:editing-cycles>
    <meta:generator>LibreOffice/3.6$Linux_X86_64 LibreOffice_project/360m1$Build-2</meta:generator>
    <meta:document-statistic meta:table-count="0" meta:image-count="0" meta:object-count="0" meta:page-count="7" meta:paragraph-count="261" meta:word-count="1447" meta:character-count="8308" meta:non-whitespace-character-count="6904"/>
  </office:meta>
</office:document-meta>
</file>